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Login → 3 premières lettres du nom<text:s/>+<text:s/>3 premières lettres du prénom (minuscule)</text:p>
      <text:p text:style-name="Standard">Mot de passe → 3 premières lettres du nom avec une majuscule + 3 premières lettres du prénom avec<text:s/><text:tab/><text:tab/><text:tab/><text:s text:c="4"/>une majuscule + !</text:p>
      <text:p text:style-name="Standard"/>
      <text:p text:style-name="Standard">Exemple connexion :</text:p>
      <text:p text:style-name="Standard"/>
      <text:p text:style-name="Standard">Prénom : Louis</text:p>
      <text:p text:style-name="Standard">Nom : Villechalane</text:p>
      <text:p text:style-name="Standard"/>
      <text:p text:style-name="Standard">login : villou</text:p>
      <text:p text:style-name="Standard">mot de passe : VilLou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istan DA SILVA</dc:creator>
    <meta:creation-date>2017-10-20T23:40:00Z</meta:creation-date>
    <dc:date>2022-05-25T12:05:00Z</dc:date>
    <meta:template xlink:href="Normal.dotm" xlink:type="simple"/>
    <meta:editing-cycles>3</meta:editing-cycles>
    <meta:editing-duration>PT420S</meta:editing-duration>
    <meta:document-statistic meta:page-count="1" meta:paragraph-count="1" meta:word-count="45" meta:character-count="296" meta:row-count="2" meta:non-whitespace-character-count="252"/>
  </office:meta>
</office:document-meta>
</file>